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2.2331in" svg:y="0.1673in">
            <draw:object draw:notify-on-update-of-ranges="Sheet1.A1:Sheet1.A1 Sheet1.A2:Sheet1.A22 Sheet1.B1:Sheet1.B1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creen sc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0000" calcext:value-type="float">
            <text:p>5.00E+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00000" calcext:value-type="float">
            <text:p>2.50E+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0000" calcext:value-type="float">
            <text:p>1.50E+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0000" calcext:value-type="float">
            <text:p>7.00E+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0000" calcext:value-type="float">
            <text:p>3.50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00" calcext:value-type="float">
            <text:p>1.50E+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000" calcext:value-type="float">
            <text:p>4.00E+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.00E+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.00E+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.00E+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00" calcext:value-type="float">
            <text:p>2.50E+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00" calcext:value-type="float">
            <text:p>1.50E+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0" calcext:value-type="float">
            <text:p>7.00E+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0" calcext:value-type="float">
            <text:p>3.50E+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.50E+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.00E+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.00E+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.00E+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.00E+0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ata from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iki.openstreetmap.org/w/index.php?title=Zoom_levels&amp;oldid=2553097" xlink:type="simple">https://wiki.openstreetmap.org/w/index.php?title=Zoom_levels&amp;oldid=2553097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5:18:49.384099867</meta:creation-date>
    <dc:date>2023-12-31T15:37:12.578095468</dc:date>
    <meta:editing-duration>PT8M11S</meta:editing-duration>
    <meta:editing-cycles>4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526cm" svg:y="3.954cm" style:legend-expansion="high" chart:style-name="ch2"/>
        <chart:plot-area chart:style-name="ch3" table:cell-range-address="Sheet1.A1:Sheet1.B22" chart:data-source-has-labels="both" svg:x="0.319cm" svg:y="0.18cm" svg:width="9.888cm" svg:height="8.645cm">
          <chart:coordinate-region svg:x="2.052cm" svg:y="0.379cm" svg:width="7.968cm" svg:height="7.799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" chart:label-cell-address="Sheet1.B1:Sheet1.B1" chart:class="chart:line">
            <chart:regression-curve chart:style-name="ch8">
              <chart:equation chart:display-equation="true" chart:display-r-square="false"/>
            </chart:regression-curve>
            <chart:data-point chart:repeated="3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reen sca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500000000">
                <text:p>500000000</text:p>
                <draw:g>
                  <svg:desc>Sheet1.B2:Sheet1.B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0000000">
                <text:p>2500000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0000000">
                <text:p>150000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000000">
                <text:p>70000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000000">
                <text:p>3500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